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P2" style:parent-style-name="Normalny" style:family="paragraph">
      <style:paragraph-properties fo:text-indent="0.4916in"/>
    </style:style>
    <style:style style:name="P3" style:parent-style-name="Normalny" style:family="paragraph">
      <style:paragraph-properties fo:margin-left="0.4916in" fo:text-indent="0.4916in">
        <style:tab-stops/>
      </style:paragraph-properties>
    </style:style>
    <style:style style:name="P4" style:parent-style-name="Normalny" style:family="paragraph">
      <style:paragraph-properties fo:margin-left="0.4916in" fo:text-indent="0.4916in">
        <style:tab-stops/>
      </style:paragraph-properties>
    </style:style>
    <style:style style:name="P5" style:parent-style-name="Normalny" style:family="paragraph">
      <style:paragraph-properties fo:margin-left="0.4916in" fo:text-indent="0.4916in">
        <style:tab-stops/>
      </style:paragraph-properties>
    </style:style>
    <style:style style:name="P6" style:parent-style-name="Normalny" style:family="paragraph">
      <style:paragraph-properties fo:margin-left="0.4916in" fo:text-indent="0.4916in">
        <style:tab-stops/>
      </style:paragraph-properties>
    </style:style>
  </office:automatic-styles>
  <office:body>
    <office:text text:use-soft-page-breaks="true">
      <text:p text:style-name="P1">Aplikacja wspomagająca zarządzanie zajęciami dodatkowymi</text:p>
      <text:p text:style-name="Normalny">Moduły:</text:p>
      <text:p text:style-name="P2">Użytkownicy:</text:p>
      <text:p text:style-name="P3">- użytkownicy rodzic 1:n dzieci</text:p>
      <text:p text:style-name="P4">- crud na rodzicach/dzieciach</text:p>
      <text:p text:style-name="Normalny"><text:tab/>Grupy:</text:p>
      <text:p text:style-name="Normalny"><text:tab/><text:tab/>- crud</text:p>
      <text:p text:style-name="Normalny"><text:tab/><text:tab/>- dodanie dziecka do grupy<text:s/>?? w grupach czy w użytkownikach ???</text:p>
      <text:p text:style-name="Normalny"><text:s/><text:tab/>Harmonogramy:</text:p>
      <text:p text:style-name="P5">- do każdego dziecka można pobrać harmonogram</text:p>
      <text:p text:style-name="P6">- dla każdego rodzica (czyli dla jego dzieci) można pobrać harmonogram</text:p>
      <text:p text:style-name="Normalny"><text:tab/><text:tab/>- dla każdej grupy harmonogram</text:p>
      <text:p text:style-name="Normalny"><text:tab/><text:tab/>- harmonogram ogólny<text:s/></text:p>
      <text:p text:style-name="Normalny"><text:tab/><text:tab/>Wszystkie opcje też powinny posiadać dostosowany zakres czasu</text:p>
      <text:p text:style-name="Normalny"><text:tab/></text:p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Rafał 136609</dc:creator>
    <meta:creation-date>2022-12-12T22:07:00Z</meta:creation-date>
    <dc:date>2022-12-12T22:24:00Z</dc:date>
    <meta:template xlink:href="Normal.dotm" xlink:type="simple"/>
    <meta:editing-cycles>4</meta:editing-cycles>
    <meta:editing-duration>PT1020S</meta:editing-duration>
    <meta:document-statistic meta:page-count="1" meta:paragraph-count="1" meta:word-count="68" meta:character-count="479" meta:row-count="3" meta:non-whitespace-character-count="412"/>
  </office:meta>
</office:document-meta>
</file>